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全真圓新書" svg:font-family="全真圓新書" style:font-family-generic="modern" style:font-pitch="fixed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2.02mm"/>
    </style:style>
    <style:style style:name="co2" style:family="table-column">
      <style:table-column-properties fo:break-before="auto" style:column-width="14.94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3.65mm"/>
    </style:style>
    <style:style style:name="co5" style:family="table-column">
      <style:table-column-properties fo:break-before="auto" style:column-width="49.32mm"/>
    </style:style>
    <style:style style:name="co6" style:family="table-column">
      <style:table-column-properties fo:break-before="auto" style:column-width="25.15mm"/>
    </style:style>
    <style:style style:name="co7" style:family="table-column">
      <style:table-column-properties fo:break-before="auto" style:column-width="28.13mm"/>
    </style:style>
    <style:style style:name="co8" style:family="table-column">
      <style:table-column-properties fo:break-before="auto" style:column-width="17.67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11.11mm" fo:break-before="auto" style:use-optimal-row-height="false"/>
    </style:style>
    <style:style style:name="ro7" style:family="table-row">
      <style:table-row-properties style:row-height="17.46mm" fo:break-before="auto" style:use-optimal-row-height="false"/>
    </style:style>
    <style:style style:name="ro8" style:family="table-row">
      <style:table-row-properties style:row-height="10.27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5f_100年度考核報表_28_院處空白表_29_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5f_100年度考核報表_28_院處空白表_29_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一般_5f_100年度考核報表_28_院處空白表_29_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100年度考核報表_28_院處空白表_29_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一般_5f_100年度考核報表_28_院處空白表_29_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100年度考核報表_28_院處空白表_29_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一般_5f_100年度考核報表_28_院處空白表_29_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一般_5f_100年度考核報表_28_院處空白表_29_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100年度考核報表_28_院處空白表_29_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100年度考核報表_28_院處空白表_29_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style:writing-mode="tb-rl"/>
    </style:style>
    <style:style style:name="T1" style:family="text">
      <style:text-properties fo:color="#000000" style:font-name="全真圓新書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全真圓新書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議員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number-columns-repeated="249" table:default-cell-style-name="ce8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彰化縣政府102年度對議員所提地方建設建議事項處理明細表</text:p>
            </table:table-cell>
            <table:covered-table-cell table:number-columns-repeated="4" table:style-name="ce9"/>
            <table:covered-table-cell table:number-columns-repeated="2" table:style-name="ce21"/>
            <table:covered-table-cell table:style-name="ce24"/>
            <table:table-cell table:number-columns-repeated="1016"/>
          </table:table-row>
          <table:table-row table:style-name="ro2">
            <table:table-cell table:style-name="ce2" office:value-type="string" calcext:value-type="string" table:number-columns-spanned="7" table:number-rows-spanned="1">
              <text:p>至102年12月止</text:p>
            </table:table-cell>
            <table:covered-table-cell table:number-columns-repeated="6" table:style-name="ce10"/>
            <table:table-cell table:style-name="ce24"/>
            <table:table-cell table:number-columns-repeated="1016"/>
          </table:table-row>
          <table:table-row table:style-name="ro2">
            <table:table-cell table:style-name="ce2" office:value-type="string" calcext:value-type="string" table:number-columns-spanned="7" table:number-rows-spanned="1">
              <text:p>(本表為半年報)</text:p>
            </table:table-cell>
            <table:covered-table-cell table:number-columns-repeated="6" table:style-name="ce10"/>
            <table:table-cell table:style-name="ce25" office:value-type="string" calcext:value-type="string">
              <text:p>單位：千元</text:p>
            </table:table-cell>
            <table:table-cell table:number-columns-repeated="1016"/>
          </table:table-row>
          <table:table-row table:style-name="ro3"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19"/>
            <table:covered-table-cell table:style-name="ce26"/>
            <table:table-cell table:number-columns-repeated="1016"/>
          </table:table-row>
          <table:table-row table:style-name="ro4">
            <table:covered-table-cell table:number-columns-repeated="3" table:style-name="ce4"/>
            <table:table-cell table:style-name="ce18" office:value-type="string" calcext:value-type="string">
              <text:p>核定金額</text:p>
            </table:table-cell>
            <table:table-cell table:style-name="ce18" office:value-type="string" calcext:value-type="string">
              <text:p>經費支用科目</text:p>
            </table:table-cell>
            <table:table-cell table:style-name="ce18" office:value-type="string" calcext:value-type="string">
              <text:p>主辦機關</text:p>
            </table:table-cell>
            <table:table-cell table:style-name="ce18" office:value-type="string" calcext:value-type="string">
              <text:p>招標方式</text:p>
            </table:table-cell>
            <table:table-cell table:style-name="ce18" office:value-type="string" calcext:value-type="string">
              <text:p>得標廠商</text:p>
            </table:table-cell>
            <table:table-cell table:number-columns-repeated="1016"/>
          </table:table-row>
        </table:table-header-rows>
        <table:table-row table:style-name="ro5">
          <table:table-cell table:style-name="ce5" office:value-type="string" calcext:value-type="string">
            <text:p>彰化市向陽街99巷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544" calcext:value-type="float">
            <text:p>544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7" office:value-type="string" calcext:value-type="string">
            <text:p>曜進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伸港鄉定興路、汴頭路等道路改善工程</text:p>
          </table:table-cell>
          <table:table-cell table:style-name="ce12" office:value-type="string" calcext:value-type="string">
            <text:p>伸港鄉</text:p>
          </table:table-cell>
          <table:table-cell table:number-columns-repeated="2" table:style-name="ce15" office:value-type="float" office:value="478" calcext:value-type="float">
            <text:p>47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裕緯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心鄉太平村東寧路12號旁等道路排水改善工程</text:p>
          </table:table-cell>
          <table:table-cell table:style-name="ce12" office:value-type="string" calcext:value-type="string">
            <text:p>埔心鄉</text:p>
          </table:table-cell>
          <table:table-cell table:number-columns-repeated="2" table:style-name="ce15" office:value-type="float" office:value="930" calcext:value-type="float">
            <text:p>93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9" office:value-type="string" calcext:value-type="string">
            <text:p>建壹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彰化市仁愛路102巷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770" calcext:value-type="float">
            <text:p>77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州鄉溪州村和平路35號前路面改善工程</text:p>
          </table:table-cell>
          <table:table-cell table:style-name="ce12" office:value-type="string" calcext:value-type="string">
            <text:p>溪州鄉</text:p>
          </table:table-cell>
          <table:table-cell table:number-columns-repeated="2" table:style-name="ce15" office:value-type="float" office:value="1356" calcext:value-type="float">
            <text:p>1,356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裕緯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花壇鄉灣雅村秀水巷道路改善工程</text:p>
          </table:table-cell>
          <table:table-cell table:style-name="ce12" office:value-type="string" calcext:value-type="string">
            <text:p>花壇鄉</text:p>
          </table:table-cell>
          <table:table-cell table:number-columns-repeated="2" table:style-name="ce15" office:value-type="float" office:value="1526" calcext:value-type="float">
            <text:p>1,526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9" office:value-type="string" calcext:value-type="string">
            <text:p>仁佑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福興鄉頂粘村裕農橋附近排水溝及擋土牆工程</text:p>
          </table:table-cell>
          <table:table-cell table:style-name="ce12" office:value-type="string" calcext:value-type="string">
            <text:p>福興鄉</text:p>
          </table:table-cell>
          <table:table-cell table:number-columns-repeated="2" table:style-name="ce15" office:value-type="float" office:value="1285" calcext:value-type="float">
            <text:p>1,285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堡隆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福興鄉頂粘村道路改善工程</text:p>
          </table:table-cell>
          <table:table-cell table:style-name="ce12" office:value-type="string" calcext:value-type="string">
            <text:p>福興鄉</text:p>
          </table:table-cell>
          <table:table-cell table:number-columns-repeated="2" table:style-name="ce15" office:value-type="float" office:value="1580" calcext:value-type="float">
            <text:p>1,58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堡隆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大城鄉南平路901巷等道路改善工程</text:p>
          </table:table-cell>
          <table:table-cell table:style-name="ce12" office:value-type="string" calcext:value-type="string">
            <text:p>大城鄉</text:p>
          </table:table-cell>
          <table:table-cell table:number-columns-repeated="2" table:style-name="ce15" office:value-type="float" office:value="933.6" calcext:value-type="float">
            <text:p>934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裕緯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北斗鎮中寮二路等道路排水改善工程</text:p>
          </table:table-cell>
          <table:table-cell table:style-name="ce12" office:value-type="string" calcext:value-type="string">
            <text:p>北斗鎮</text:p>
          </table:table-cell>
          <table:table-cell table:number-columns-repeated="2" table:style-name="ce15" office:value-type="float" office:value="2050" calcext:value-type="float">
            <text:p>2,05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澄昱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和美鎮糖東二街等道路改善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912" calcext:value-type="float">
            <text:p>912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隆郢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還社里彰新路四段320巷189號前道路改善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282" calcext:value-type="float">
            <text:p>282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瑞皇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柑竹路17號前排水溝改善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207.5" calcext:value-type="float">
            <text:p>20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達豐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和東里孝悌路等道路改善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1030" calcext:value-type="float">
            <text:p>1,03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兆盛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102年度和美鎮好修里老舊路燈更新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319.8" calcext:value-type="float">
            <text:p>320</text:p>
          </table:table-cell>
          <table:table-cell table:style-name="ce20" office:value-type="string" calcext:value-type="string">
            <text:p>其他公共工程-地方小型工程-獎補助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聯協水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新庄里及中圍里老舊路燈更新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652.529" calcext:value-type="float">
            <text:p>653</text:p>
          </table:table-cell>
          <table:table-cell table:style-name="ce20" office:value-type="string" calcext:value-type="string">
            <text:p>其他公共工程-地方小型工程-獎補助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復聖機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仁愛里及山犁里道路側溝排水環境改善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1875.563" calcext:value-type="float">
            <text:p>1,876</text:p>
          </table:table-cell>
          <table:table-cell table:style-name="ce20" office:value-type="string" calcext:value-type="string">
            <text:p>其他公共工程-地方小型工程-獎補助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世星企業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102年度芬園鄉縣庄村等道路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563" calcext:value-type="float">
            <text:p>563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宇翔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102年度芬園鄉大彰路一段50巷道路排水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620" calcext:value-type="float">
            <text:p>62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鎮彰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彰化市互助一街七巷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705" calcext:value-type="float">
            <text:p>705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永芳路540巷67弄道路排水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595" calcext:value-type="float">
            <text:p>595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水路53巷及辭修北路167巷等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1970" calcext:value-type="float">
            <text:p>1,97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東豐富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線西鄉中車路143巷道路改善工程</text:p>
          </table:table-cell>
          <table:table-cell table:style-name="ce12" office:value-type="string" calcext:value-type="string">
            <text:p>線西鄉</text:p>
          </table:table-cell>
          <table:table-cell table:number-columns-repeated="2" table:style-name="ce15" office:value-type="float" office:value="761" calcext:value-type="float">
            <text:p>761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隆郢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芳苑鄉漢寶村等四村道路改善工程</text:p>
          </table:table-cell>
          <table:table-cell table:style-name="ce12" office:value-type="string" calcext:value-type="string">
            <text:p>芳苑鄉</text:p>
          </table:table-cell>
          <table:table-cell table:number-columns-repeated="2" table:style-name="ce15" office:value-type="float" office:value="1137" calcext:value-type="float">
            <text:p>1,137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伍益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興仁村等十村道路排水改善工程</text:p>
          </table:table-cell>
          <table:table-cell table:style-name="ce12" office:value-type="string" calcext:value-type="string">
            <text:p>芳苑鄉</text:p>
          </table:table-cell>
          <table:table-cell table:number-columns-repeated="2" table:style-name="ce15" office:value-type="float" office:value="2280" calcext:value-type="float">
            <text:p>2,28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成吉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田中鎮斗中路二段593巷等道路排水改善工程</text:p>
          </table:table-cell>
          <table:table-cell table:style-name="ce12" office:value-type="string" calcext:value-type="string">
            <text:p>田中鎮</text:p>
          </table:table-cell>
          <table:table-cell table:number-columns-repeated="2" table:style-name="ce15" office:value-type="float" office:value="3515" calcext:value-type="float">
            <text:p>3,515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尚品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花壇鄉劉厝村明德街489巷及番花路116巷道路改善工程</text:p>
          </table:table-cell>
          <table:table-cell table:style-name="ce12" office:value-type="string" calcext:value-type="string">
            <text:p>花壇鄉</text:p>
          </table:table-cell>
          <table:table-cell table:number-columns-repeated="2" table:style-name="ce15" office:value-type="float" office:value="755" calcext:value-type="float">
            <text:p>755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新盟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花壇鄉岩竹村大嶺巷道路改善工程</text:p>
          </table:table-cell>
          <table:table-cell table:style-name="ce12" office:value-type="string" calcext:value-type="string">
            <text:p>花壇鄉</text:p>
          </table:table-cell>
          <table:table-cell table:number-columns-repeated="2" table:style-name="ce15" office:value-type="float" office:value="3477" calcext:value-type="float">
            <text:p>3,477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家成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花壇鄉金福街等道路排水改善工程</text:p>
          </table:table-cell>
          <table:table-cell table:style-name="ce12" office:value-type="string" calcext:value-type="string">
            <text:p>花壇鄉</text:p>
          </table:table-cell>
          <table:table-cell table:number-columns-repeated="2" table:style-name="ce15" office:value-type="float" office:value="1679" calcext:value-type="float">
            <text:p>1,679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心鄉油車村二抱路三段228號旁等道路排水改善工程</text:p>
          </table:table-cell>
          <table:table-cell table:style-name="ce12" office:value-type="string" calcext:value-type="string">
            <text:p>埔心鄉</text:p>
          </table:table-cell>
          <table:table-cell table:number-columns-repeated="2" table:style-name="ce15" office:value-type="float" office:value="2396" calcext:value-type="float">
            <text:p>2,396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善霖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永芳路685-6號旁等詭路排水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646.8" calcext:value-type="float">
            <text:p>647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永芳路568號前等道路排水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1169" calcext:value-type="float">
            <text:p>1,169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健生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彰化市忠孝街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1350" calcext:value-type="float">
            <text:p>1,35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馬路392巷等道路排水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1859" calcext:value-type="float">
            <text:p>1,859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大村鄉中正西路280巷道路改善等工程</text:p>
          </table:table-cell>
          <table:table-cell table:style-name="ce12" office:value-type="string" calcext:value-type="string">
            <text:p>大村鄉</text:p>
          </table:table-cell>
          <table:table-cell table:number-columns-repeated="2" table:style-name="ce15" office:value-type="float" office:value="2147" calcext:value-type="float">
            <text:p>2,147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六建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孝德路60巷等排水溝改善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307" calcext:value-type="float">
            <text:p>307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日利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和美鎮克東路等道路改善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1250" calcext:value-type="float">
            <text:p>1,25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瑞皇土包</text:p>
          </table:table-cell>
          <table:table-cell table:number-columns-repeated="1016"/>
        </table:table-row>
        <table:table-row table:style-name="ro7">
          <table:table-cell table:style-name="ce5" office:value-type="string" calcext:value-type="string">
            <text:p>芬園鄉102年度楓坑村楓林街及舊社村德興路二段巷道等道路排水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1200" calcext:value-type="float">
            <text:p>1,20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宇翔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102年度進芬村等道路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517" calcext:value-type="float">
            <text:p>517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瑞長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芬園鄉芬園村護欄及路面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754" calcext:value-type="float">
            <text:p>754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同鴻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大溪路一段297巷等路面排水改善工程</text:p>
          </table:table-cell>
          <table:table-cell table:style-name="ce12" office:value-type="string" calcext:value-type="string">
            <text:p>溪湖鎮</text:p>
          </table:table-cell>
          <table:table-cell table:number-columns-repeated="2" table:style-name="ce15" office:value-type="float" office:value="3418" calcext:value-type="float">
            <text:p>3,41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南瑤里大埔路485巷等路面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2172.896" calcext:value-type="float">
            <text:p>2,173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中山路一段395巷等路面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1653.642" calcext:value-type="float">
            <text:p>1,654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彰化市崙平里建和街路面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970.5" calcext:value-type="float">
            <text:p>971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線東路一段701巷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937" calcext:value-type="float">
            <text:p>937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金馬路3段78巷等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2250" calcext:value-type="float">
            <text:p>2,25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金主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彰化市環河街132巷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2000" calcext:value-type="float">
            <text:p>2,00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金主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中山路一段556巷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710" calcext:value-type="float">
            <text:p>71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水尾一路143巷等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1330" calcext:value-type="float">
            <text:p>1,33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仁佑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彰化市辭修北路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2148" calcext:value-type="float">
            <text:p>2,14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仁佑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大城鄉三豐村三塊厝250-3地號巷道排水改善工程</text:p>
          </table:table-cell>
          <table:table-cell table:style-name="ce12" office:value-type="string" calcext:value-type="string">
            <text:p>大城鄉</text:p>
          </table:table-cell>
          <table:table-cell table:number-columns-repeated="2" table:style-name="ce15" office:value-type="float" office:value="327" calcext:value-type="float">
            <text:p>327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兆宏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石埤村番金路二巷18之1號旁等道路改善工程</text:p>
          </table:table-cell>
          <table:table-cell table:style-name="ce12" office:value-type="string" calcext:value-type="string">
            <text:p>埔鹽鄉</text:p>
          </table:table-cell>
          <table:table-cell table:number-columns-repeated="2" table:style-name="ce15" office:value-type="float" office:value="1770" calcext:value-type="float">
            <text:p>1,77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成吉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忠溪路52號對面擋土牆及路面改善工程</text:p>
          </table:table-cell>
          <table:table-cell table:style-name="ce12" office:value-type="string" calcext:value-type="string">
            <text:p>溪湖鎮</text:p>
          </table:table-cell>
          <table:table-cell table:number-columns-repeated="2" table:style-name="ce15" office:value-type="float" office:value="1258" calcext:value-type="float">
            <text:p>1,25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二水鄉倡和村擋土牆及箱涵改善工程</text:p>
            <draw:custom-shape table:end-cell-address="議員4.A59" table:end-x="2.06mm" table:end-y="6.87mm" draw:z-index="0" draw:name="Text 1" draw:style-name="gr1" draw:text-style-name="P1" svg:width="2.06mm" svg:height="6.87mm" svg:x="0mm" svg:y="0mm">
              <text:p/>
              <draw:enhanced-geometry svg:viewBox="0 0 21600 21600" draw:type="mso-spt202" draw:enhanced-path="M 0 0 L 21600 0 21600 21600 0 21600 0 0 Z N"/>
            </draw:custom-shape>
            <draw:custom-shape table:end-cell-address="議員4.A59" table:end-x="2.06mm" table:end-y="6.87mm" draw:z-index="1" draw:name="Text 2" draw:style-name="gr1" draw:text-style-name="P1" svg:width="2.06mm" svg:height="6.87mm" svg:x="0mm" svg:y="0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12" office:value-type="string" calcext:value-type="string">
            <text:p>二水鄉</text:p>
          </table:table-cell>
          <table:table-cell table:number-columns-repeated="2" table:style-name="ce15" office:value-type="float" office:value="1180" calcext:value-type="float">
            <text:p>1,18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亞洲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好修村員鹿路二段105巷13號旁道路改善工程</text:p>
          </table:table-cell>
          <table:table-cell table:style-name="ce12" office:value-type="string" calcext:value-type="string">
            <text:p>埔鹽鄉</text:p>
          </table:table-cell>
          <table:table-cell table:number-columns-repeated="2" table:style-name="ce15" office:value-type="float" office:value="1350" calcext:value-type="float">
            <text:p>1,35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展維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中正一路149號前及中正路180巷道路改善工程</text:p>
          </table:table-cell>
          <table:table-cell table:style-name="ce12" office:value-type="string" calcext:value-type="string">
            <text:p>埔鹽鄉</text:p>
          </table:table-cell>
          <table:table-cell table:number-columns-repeated="2" table:style-name="ce15" office:value-type="float" office:value="599.2" calcext:value-type="float">
            <text:p>599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盛祥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中山里成功路314巷1號旁等道路排水改善工程</text:p>
          </table:table-cell>
          <table:table-cell table:style-name="ce12" office:value-type="string" calcext:value-type="string">
            <text:p>溪湖鎮</text:p>
          </table:table-cell>
          <table:table-cell table:number-columns-repeated="2" table:style-name="ce15" office:value-type="float" office:value="1210.7" calcext:value-type="float">
            <text:p>1,211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裕益興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溪湖鎮中山里道路改善工程</text:p>
          </table:table-cell>
          <table:table-cell table:style-name="ce12" office:value-type="string" calcext:value-type="string">
            <text:p>溪湖鎮</text:p>
          </table:table-cell>
          <table:table-cell table:number-columns-repeated="2" table:style-name="ce15" office:value-type="float" office:value="569" calcext:value-type="float">
            <text:p>569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面前里西安路等道路改善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1485" calcext:value-type="float">
            <text:p>1,485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瑞皇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102年度芬園鄉溪頭村彰南路一段157號旁巷道道路排水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138" calcext:value-type="float">
            <text:p>13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同鴻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102年度芬園鄉溪頭村彰南路旁等道路排水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200" calcext:value-type="float">
            <text:p>20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鎮彰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102年度芬園鄉溪頭村土地公廟旁道路排水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420" calcext:value-type="float">
            <text:p>42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同鴻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102年度芬園鄉彰南路一段79巷道路排水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272" calcext:value-type="float">
            <text:p>272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鎮彰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舊社村新興路二段及德興路支線擋土牆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1587" calcext:value-type="float">
            <text:p>1,587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首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大埔村及舊社村等道路排水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1278" calcext:value-type="float">
            <text:p>1,27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宇翔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溪頭村碧山廬附近道路排水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335" calcext:value-type="float">
            <text:p>335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宇翔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楓坑村楓竹路1281、1282地號綠美化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4338" calcext:value-type="float">
            <text:p>4,33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利政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大埔、嘉興、芬園、中崙、圳墘、溪頭、同安等村路燈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207" calcext:value-type="float">
            <text:p>207</text:p>
          </table:table-cell>
          <table:table-cell table:style-name="ce20" office:value-type="string" calcext:value-type="string">
            <text:p>其他公共工程-地方小型工程-獎補助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利得水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崙美路339-6號旁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373" calcext:value-type="float">
            <text:p>373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崙美路646號前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1240" calcext:value-type="float">
            <text:p>1,24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福興鄉頂粘村田邊排水改善工程 <text:s/></text:p>
          </table:table-cell>
          <table:table-cell table:style-name="ce12" office:value-type="string" calcext:value-type="string">
            <text:p>福興鄉</text:p>
          </table:table-cell>
          <table:table-cell table:number-columns-repeated="2" table:style-name="ce15" office:value-type="float" office:value="720" calcext:value-type="float">
            <text:p>72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成吉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大村鄉大崙路路面改善工程</text:p>
          </table:table-cell>
          <table:table-cell table:style-name="ce12" office:value-type="string" calcext:value-type="string">
            <text:p>大村鄉</text:p>
          </table:table-cell>
          <table:table-cell table:number-columns-repeated="2" table:style-name="ce15" office:value-type="float" office:value="1270" calcext:value-type="float">
            <text:p>1,27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永吉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大村鄉大橋村慶安路AC改善工程</text:p>
          </table:table-cell>
          <table:table-cell table:style-name="ce12" office:value-type="string" calcext:value-type="string">
            <text:p>大村鄉</text:p>
          </table:table-cell>
          <table:table-cell table:number-columns-repeated="2" table:style-name="ce15" office:value-type="float" office:value="658" calcext:value-type="float">
            <text:p>65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永吉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員林鎮南興里南南潭路26巷20弄等巷道改善工程</text:p>
          </table:table-cell>
          <table:table-cell table:style-name="ce12" office:value-type="string" calcext:value-type="string">
            <text:p>員林鎮</text:p>
          </table:table-cell>
          <table:table-cell table:number-columns-repeated="2" table:style-name="ce15" office:value-type="float" office:value="1958" calcext:value-type="float">
            <text:p>1,95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盛祥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南路二段348巷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1230" calcext:value-type="float">
            <text:p>1,23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仁佑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花壇鄉花壇村明德街48巷90號前道路改善工程</text:p>
          </table:table-cell>
          <table:table-cell table:style-name="ce12" office:value-type="string" calcext:value-type="string">
            <text:p>花壇鄉</text:p>
          </table:table-cell>
          <table:table-cell table:number-columns-repeated="2" table:style-name="ce15" office:value-type="float" office:value="638" calcext:value-type="float">
            <text:p>63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裕緯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伸港鄉全興村全興路89-6號前等道路改善工程</text:p>
          </table:table-cell>
          <table:table-cell table:style-name="ce12" office:value-type="string" calcext:value-type="string">
            <text:p>伸港鄉</text:p>
          </table:table-cell>
          <table:table-cell table:number-columns-repeated="2" table:style-name="ce15" office:value-type="float" office:value="793.5" calcext:value-type="float">
            <text:p>794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竹營里道路側溝排水環境改善工程</text:p>
          </table:table-cell>
          <table:table-cell table:style-name="ce12" office:value-type="string" calcext:value-type="string">
            <text:p>和美鎮</text:p>
          </table:table-cell>
          <table:table-cell table:number-columns-repeated="2" table:style-name="ce15" office:value-type="float" office:value="460" calcext:value-type="float">
            <text:p>460</text:p>
          </table:table-cell>
          <table:table-cell table:style-name="ce20" office:value-type="string" calcext:value-type="string">
            <text:p>其他公共工程-地方小型工程-獎補助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府區建設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線西鄉頂庄路等道路排水溝改善工程</text:p>
          </table:table-cell>
          <table:table-cell table:style-name="ce12" office:value-type="string" calcext:value-type="string">
            <text:p>線西鄉</text:p>
          </table:table-cell>
          <table:table-cell table:number-columns-repeated="2" table:style-name="ce15" office:value-type="float" office:value="714" calcext:value-type="float">
            <text:p>714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線西鄉德興路151號旁等道路路面改善工程</text:p>
          </table:table-cell>
          <table:table-cell table:style-name="ce12" office:value-type="string" calcext:value-type="string">
            <text:p>線西鄉</text:p>
          </table:table-cell>
          <table:table-cell table:number-columns-repeated="2" table:style-name="ce15" office:value-type="float" office:value="764" calcext:value-type="float">
            <text:p>764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宏懋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線西鄉沿海路1段等道路側溝環境衛生改善工程</text:p>
          </table:table-cell>
          <table:table-cell table:style-name="ce12" office:value-type="string" calcext:value-type="string">
            <text:p>線西鄉</text:p>
          </table:table-cell>
          <table:table-cell table:number-columns-repeated="2" table:style-name="ce15" office:value-type="float" office:value="569" calcext:value-type="float">
            <text:p>569</text:p>
          </table:table-cell>
          <table:table-cell table:style-name="ce20" office:value-type="string" calcext:value-type="string">
            <text:p>其他公共工程-地方小型工程-獎補助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世星企業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永平村番金路109號旁道路排水改善工程</text:p>
          </table:table-cell>
          <table:table-cell table:style-name="ce12" office:value-type="string" calcext:value-type="string">
            <text:p>埔鹽鄉</text:p>
          </table:table-cell>
          <table:table-cell table:number-columns-repeated="2" table:style-name="ce15" office:value-type="float" office:value="736" calcext:value-type="float">
            <text:p>736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善霖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埤頭鄉嘉和公園景觀綠美化工程</text:p>
          </table:table-cell>
          <table:table-cell table:style-name="ce12" office:value-type="string" calcext:value-type="string">
            <text:p>埤頭鄉</text:p>
          </table:table-cell>
          <table:table-cell table:number-columns-repeated="2" table:style-name="ce15" office:value-type="float" office:value="4880" calcext:value-type="float">
            <text:p>4,88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鑫園園藝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鹿港鎮海埔里海埔巷道路及路側擋土牆改善工程</text:p>
          </table:table-cell>
          <table:table-cell table:style-name="ce12" office:value-type="string" calcext:value-type="string">
            <text:p>鹿港鎮</text:p>
          </table:table-cell>
          <table:table-cell table:number-columns-repeated="2" table:style-name="ce15" office:value-type="float" office:value="1500" calcext:value-type="float">
            <text:p>1,50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堡隆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北勢里二溪路大突巷101之3號旁等道路改善工程</text:p>
          </table:table-cell>
          <table:table-cell table:style-name="ce12" office:value-type="string" calcext:value-type="string">
            <text:p>溪湖鎮</text:p>
          </table:table-cell>
          <table:table-cell table:number-columns-repeated="2" table:style-name="ce15" office:value-type="float" office:value="3860" calcext:value-type="float">
            <text:p>3,86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展維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福興鄉橋頭村彰鹿路七段4<text:span text:style-name="T1">59巷附近道路破損改善工程</text:span></text:p>
          </table:table-cell>
          <table:table-cell table:style-name="ce12" office:value-type="string" calcext:value-type="string">
            <text:p>福興鄉</text:p>
          </table:table-cell>
          <table:table-cell table:number-columns-repeated="2" table:style-name="ce15" office:value-type="float" office:value="2140" calcext:value-type="float">
            <text:p>2,14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成吉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福興鄉粘氏宗祠旁排水溝改善工程</text:p>
          </table:table-cell>
          <table:table-cell table:style-name="ce12" office:value-type="string" calcext:value-type="string">
            <text:p>福興鄉</text:p>
          </table:table-cell>
          <table:table-cell table:number-columns-repeated="2" table:style-name="ce15" office:value-type="float" office:value="750" calcext:value-type="float">
            <text:p>75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堡隆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福興鄉頂粘村排水溝改善工程</text:p>
          </table:table-cell>
          <table:table-cell table:style-name="ce12" office:value-type="string" calcext:value-type="string">
            <text:p>福興鄉</text:p>
          </table:table-cell>
          <table:table-cell table:number-columns-repeated="2" table:style-name="ce15" office:value-type="float" office:value="946" calcext:value-type="float">
            <text:p>946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六合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員林鎮出水里泉洲巷13之1號前等巷道改善工程</text:p>
          </table:table-cell>
          <table:table-cell table:style-name="ce12" office:value-type="string" calcext:value-type="string">
            <text:p>員林鎮</text:p>
          </table:table-cell>
          <table:table-cell table:number-columns-repeated="2" table:style-name="ce15" office:value-type="float" office:value="3580" calcext:value-type="float">
            <text:p>3,58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埤頭鄉新庄村新庄路236巷及陸嘉村中華路等道路排水改善工程</text:p>
          </table:table-cell>
          <table:table-cell table:style-name="ce12" office:value-type="string" calcext:value-type="string">
            <text:p>埤頭鄉</text:p>
          </table:table-cell>
          <table:table-cell table:number-columns-repeated="2" table:style-name="ce15" office:value-type="float" office:value="1600" calcext:value-type="float">
            <text:p>1,60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尚品土包</text:p>
          </table:table-cell>
          <table:table-cell table:number-columns-repeated="1016"/>
        </table:table-row>
        <table:table-row table:style-name="ro7">
          <table:table-cell table:style-name="ce5" office:value-type="string" calcext:value-type="string">
            <text:p>埔鹽鄉西湖村大新路二巷84之17號旁道路改善工程及溪湖鎮員鹿路四段87巷36號旁道路改善工程</text:p>
          </table:table-cell>
          <table:table-cell table:style-name="ce13" office:value-type="string" calcext:value-type="string">
            <text:p>埔鹽鄉</text:p>
            <text:p>溪湖鎮</text:p>
          </table:table-cell>
          <table:table-cell table:number-columns-repeated="2" table:style-name="ce15" office:value-type="float" office:value="1440" calcext:value-type="float">
            <text:p>1,44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家成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田中鎮大崙里大安路三段487號前道路護欄等路面改善工程</text:p>
            <draw:custom-shape table:end-cell-address="議員4.A97" table:end-x="2.06mm" table:end-y="6.87mm" draw:z-index="2" draw:name="Text 3" draw:style-name="gr1" draw:text-style-name="P1" svg:width="2.06mm" svg:height="6.87mm" svg:x="0mm" svg:y="0mm">
              <text:p/>
              <draw:enhanced-geometry svg:viewBox="0 0 21600 21600" draw:type="mso-spt202" draw:enhanced-path="M 0 0 L 21600 0 21600 21600 0 21600 0 0 Z N"/>
            </draw:custom-shape>
            <draw:custom-shape table:end-cell-address="議員4.A97" table:end-x="2.06mm" table:end-y="6.87mm" draw:z-index="3" draw:name="Text 4" draw:style-name="gr1" draw:text-style-name="P1" svg:width="2.06mm" svg:height="6.87mm" svg:x="0mm" svg:y="0mm">
              <text:p/>
              <draw:enhanced-geometry svg:viewBox="0 0 21600 21600" draw:type="mso-spt202" draw:enhanced-path="M 0 0 L 21600 0 21600 21600 0 21600 0 0 Z N"/>
            </draw:custom-shape>
            <draw:custom-shape table:end-cell-address="議員4.A97" table:end-x="2.06mm" table:end-y="6.87mm" draw:z-index="4" draw:name="Text 5" draw:style-name="gr1" draw:text-style-name="P1" svg:width="2.06mm" svg:height="6.87mm" svg:x="0mm" svg:y="0mm">
              <text:p/>
              <draw:enhanced-geometry svg:viewBox="0 0 21600 21600" draw:type="mso-spt202" draw:enhanced-path="M 0 0 L 21600 0 21600 21600 0 21600 0 0 Z N"/>
            </draw:custom-shape>
            <draw:custom-shape table:end-cell-address="議員4.A97" table:end-x="2.06mm" table:end-y="6.87mm" draw:z-index="5" draw:name="Text 6" draw:style-name="gr1" draw:text-style-name="P1" svg:width="2.06mm" svg:height="6.87mm" svg:x="0mm" svg:y="0mm">
              <text:p/>
              <draw:enhanced-geometry svg:viewBox="0 0 21600 21600" draw:type="mso-spt202" draw:enhanced-path="M 0 0 L 21600 0 21600 21600 0 21600 0 0 Z N"/>
            </draw:custom-shape>
            <draw:custom-shape table:end-cell-address="議員4.A97" table:end-x="2.06mm" table:end-y="6.87mm" draw:z-index="6" draw:name="Text 7" draw:style-name="gr1" draw:text-style-name="P1" svg:width="2.06mm" svg:height="6.87mm" svg:x="0mm" svg:y="0mm">
              <text:p/>
              <draw:enhanced-geometry svg:viewBox="0 0 21600 21600" draw:type="mso-spt202" draw:enhanced-path="M 0 0 L 21600 0 21600 21600 0 21600 0 0 Z N"/>
            </draw:custom-shape>
            <draw:custom-shape table:end-cell-address="議員4.A97" table:end-x="2.06mm" table:end-y="6.87mm" draw:z-index="7" draw:name="Text 8" draw:style-name="gr1" draw:text-style-name="P1" svg:width="2.06mm" svg:height="6.87mm" svg:x="0mm" svg:y="0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12" office:value-type="string" calcext:value-type="string">
            <text:p>田中鎮</text:p>
          </table:table-cell>
          <table:table-cell table:number-columns-repeated="2" table:style-name="ce15" office:value-type="float" office:value="1186" calcext:value-type="float">
            <text:p>1,186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仁佑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社頭鄉湳底村湳底巷等巷道及排水改善等工程</text:p>
          </table:table-cell>
          <table:table-cell table:style-name="ce12" office:value-type="string" calcext:value-type="string">
            <text:p>社頭鄉</text:p>
          </table:table-cell>
          <table:table-cell table:number-columns-repeated="2" table:style-name="ce15" office:value-type="float" office:value="1350" calcext:value-type="float">
            <text:p>1,35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宏洋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二林鎮華崙里鎮港宮周邊道路改善工程</text:p>
          </table:table-cell>
          <table:table-cell table:style-name="ce12" office:value-type="string" calcext:value-type="string">
            <text:p>二林鎮</text:p>
          </table:table-cell>
          <table:table-cell table:number-columns-repeated="2" table:style-name="ce15" office:value-type="float" office:value="915" calcext:value-type="float">
            <text:p>915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二林鎮二溪路七段<text:span text:style-name="T1">416巷旁農路改善工程</text:span></text:p>
          </table:table-cell>
          <table:table-cell table:style-name="ce12" office:value-type="string" calcext:value-type="string">
            <text:p>二林鎮</text:p>
          </table:table-cell>
          <table:table-cell table:number-columns-repeated="2" table:style-name="ce15" office:value-type="float" office:value="1076" calcext:value-type="float">
            <text:p>1,076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長瓏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大村鄉新興巷道路改善工程</text:p>
          </table:table-cell>
          <table:table-cell table:style-name="ce12" office:value-type="string" calcext:value-type="string">
            <text:p>大村鄉</text:p>
          </table:table-cell>
          <table:table-cell table:number-columns-repeated="2" table:style-name="ce15" office:value-type="float" office:value="3100" calcext:value-type="float">
            <text:p>3,10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啟祐公司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大村鄉過溝三巷38-2號旁排水改善工程</text:p>
          </table:table-cell>
          <table:table-cell table:style-name="ce12" office:value-type="string" calcext:value-type="string">
            <text:p>大村鄉</text:p>
          </table:table-cell>
          <table:table-cell table:number-columns-repeated="2" table:style-name="ce15" office:value-type="float" office:value="740" calcext:value-type="float">
            <text:p>74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奇龍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大城鄉永鎮宮前廣場路面改善工程</text:p>
          </table:table-cell>
          <table:table-cell table:style-name="ce12" office:value-type="string" calcext:value-type="string">
            <text:p>大城鄉</text:p>
          </table:table-cell>
          <table:table-cell table:number-columns-repeated="2" table:style-name="ce15" office:value-type="float" office:value="1160" calcext:value-type="float">
            <text:p>1,16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田尾鄉整建東螺溪自行車道周邊綠美化</text:p>
          </table:table-cell>
          <table:table-cell table:style-name="ce12" office:value-type="string" calcext:value-type="string">
            <text:p>田尾鄉</text:p>
          </table:table-cell>
          <table:table-cell table:number-columns-repeated="2" table:style-name="ce15" office:value-type="float" office:value="5200" calcext:value-type="float">
            <text:p>5,20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森藝造園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田尾鄉塗敦巷至田溪路口等三件工程</text:p>
          </table:table-cell>
          <table:table-cell table:style-name="ce12" office:value-type="string" calcext:value-type="string">
            <text:p>田尾鄉</text:p>
          </table:table-cell>
          <table:table-cell table:number-columns-repeated="2" table:style-name="ce15" office:value-type="float" office:value="4708" calcext:value-type="float">
            <text:p>4,70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順大興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伸港鄉海尾路105-29號前等道路道路改善工程</text:p>
          </table:table-cell>
          <table:table-cell table:style-name="ce12" office:value-type="string" calcext:value-type="string">
            <text:p>伸港鄉</text:p>
          </table:table-cell>
          <table:table-cell table:number-columns-repeated="2" table:style-name="ce15" office:value-type="float" office:value="1484" calcext:value-type="float">
            <text:p>1,484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漢寶村、三合村、草湖村等道路擋土牆改善工程</text:p>
          </table:table-cell>
          <table:table-cell table:style-name="ce12" office:value-type="string" calcext:value-type="string">
            <text:p>芳苑鄉</text:p>
          </table:table-cell>
          <table:table-cell table:number-columns-repeated="2" table:style-name="ce15" office:value-type="float" office:value="1768" calcext:value-type="float">
            <text:p>1,76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權洋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建平村等六村道路等改善工程</text:p>
          </table:table-cell>
          <table:table-cell table:style-name="ce12" office:value-type="string" calcext:value-type="string">
            <text:p>芳苑鄉</text:p>
          </table:table-cell>
          <table:table-cell table:number-columns-repeated="2" table:style-name="ce15" office:value-type="float" office:value="3090" calcext:value-type="float">
            <text:p>3,09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新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文津村彰123線旁旁道路側溝改善工程</text:p>
          </table:table-cell>
          <table:table-cell table:style-name="ce12" office:value-type="string" calcext:value-type="string">
            <text:p>芳苑鄉</text:p>
          </table:table-cell>
          <table:table-cell table:number-columns-repeated="2" table:style-name="ce15" office:value-type="float" office:value="518.8" calcext:value-type="float">
            <text:p>519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孟倫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102年度芬園鄉縣庄村彰南路二段等路面及擋土牆改善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1370" calcext:value-type="float">
            <text:p>1,37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長洲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員林鎮大峰等里巷弄路面改善工程</text:p>
          </table:table-cell>
          <table:table-cell table:style-name="ce12" office:value-type="string" calcext:value-type="string">
            <text:p>員林鎮</text:p>
          </table:table-cell>
          <table:table-cell table:number-columns-repeated="2" table:style-name="ce15" office:value-type="float" office:value="1820" calcext:value-type="float">
            <text:p>1,82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盛祥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心鄉北四堡等各村老舊路燈燈具汰換計畫</text:p>
          </table:table-cell>
          <table:table-cell table:style-name="ce12" office:value-type="string" calcext:value-type="string">
            <text:p>埔心鄉</text:p>
          </table:table-cell>
          <table:table-cell table:number-columns-repeated="2" table:style-name="ce15" office:value-type="float" office:value="14729" calcext:value-type="float">
            <text:p>14,729</text:p>
          </table:table-cell>
          <table:table-cell table:style-name="ce20" office:value-type="string" calcext:value-type="string">
            <text:p>其他公共工程-地方小型工程-獎補助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菲力浦公司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新興村番金路135號旁道路排水改善工程</text:p>
          </table:table-cell>
          <table:table-cell table:style-name="ce12" office:value-type="string" calcext:value-type="string">
            <text:p>埔鹽鄉</text:p>
          </table:table-cell>
          <table:table-cell table:number-columns-repeated="2" table:style-name="ce15" office:value-type="float" office:value="1249.9" calcext:value-type="float">
            <text:p>1,25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日利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州鄉大庄村田中路35-1號旁排水改善工程</text:p>
          </table:table-cell>
          <table:table-cell table:style-name="ce12" office:value-type="string" calcext:value-type="string">
            <text:p>溪州鄉</text:p>
          </table:table-cell>
          <table:table-cell table:number-columns-repeated="2" table:style-name="ce15" office:value-type="float" office:value="2880" calcext:value-type="float">
            <text:p>2,88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新威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番婆里彰水路二段422巷道路排水改善工程</text:p>
          </table:table-cell>
          <table:table-cell table:style-name="ce12" office:value-type="string" calcext:value-type="string">
            <text:p>溪湖鎮</text:p>
          </table:table-cell>
          <table:table-cell table:number-columns-repeated="2" table:style-name="ce15" office:value-type="float" office:value="292" calcext:value-type="float">
            <text:p>292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展維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大庭里、頂庄里等道路改善工程</text:p>
          </table:table-cell>
          <table:table-cell table:style-name="ce12" office:value-type="string" calcext:value-type="string">
            <text:p>溪湖鎮</text:p>
          </table:table-cell>
          <table:table-cell table:number-columns-repeated="2" table:style-name="ce15" office:value-type="float" office:value="1390" calcext:value-type="float">
            <text:p>1,39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善霖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彰化市建和街89巷道路改善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698" calcext:value-type="float">
            <text:p>69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茄苳路一段57號與自強路200號之1號等下廍排水溝加蓋工程</text:p>
          </table:table-cell>
          <table:table-cell table:style-name="ce12" office:value-type="string" calcext:value-type="string">
            <text:p>彰化市</text:p>
          </table:table-cell>
          <table:table-cell table:number-columns-repeated="2" table:style-name="ce15" office:value-type="float" office:value="1360" calcext:value-type="float">
            <text:p>1,36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耀進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太平村大新路ㄧ巷二橫巷6之21號旁等道路改善工程</text:p>
          </table:table-cell>
          <table:table-cell table:style-name="ce12" office:value-type="string" calcext:value-type="string">
            <text:p>埔鹽鄉</text:p>
          </table:table-cell>
          <table:table-cell table:number-columns-repeated="2" table:style-name="ce15" office:value-type="float" office:value="748" calcext:value-type="float">
            <text:p>74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家成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花壇鄉金墩街154巷道路改善工程</text:p>
          </table:table-cell>
          <table:table-cell table:style-name="ce12" office:value-type="string" calcext:value-type="string">
            <text:p>花壇鄉</text:p>
          </table:table-cell>
          <table:table-cell table:number-columns-repeated="2" table:style-name="ce15" office:value-type="float" office:value="560" calcext:value-type="float">
            <text:p>56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新盟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花壇鄉灣東村道路護坡改善工程</text:p>
          </table:table-cell>
          <table:table-cell table:style-name="ce12" office:value-type="string" calcext:value-type="string">
            <text:p>花壇鄉</text:p>
          </table:table-cell>
          <table:table-cell table:number-columns-repeated="2" table:style-name="ce15" office:value-type="float" office:value="2329" calcext:value-type="float">
            <text:p>2,329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兆盛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茄荖村原新街914巷道路護欄等改善工程</text:p>
          </table:table-cell>
          <table:table-cell table:style-name="ce12" office:value-type="string" calcext:value-type="string">
            <text:p>芬園鄉</text:p>
          </table:table-cell>
          <table:table-cell table:number-columns-repeated="2" table:style-name="ce15" office:value-type="float" office:value="1960" calcext:value-type="float">
            <text:p>1,96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長洲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花壇鄉南方一巷及三春村溪埔路99號前巷道等改善工程</text:p>
          </table:table-cell>
          <table:table-cell table:style-name="ce12" office:value-type="string" calcext:value-type="string">
            <text:p>花壇鄉</text:p>
          </table:table-cell>
          <table:table-cell table:number-columns-repeated="2" table:style-name="ce15" office:value-type="float" office:value="1923.1" calcext:value-type="float">
            <text:p>1,923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裕緯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秀水鄉下崙村民生街92巷59號前道路排水改善工程</text:p>
          </table:table-cell>
          <table:table-cell table:style-name="ce12" office:value-type="string" calcext:value-type="string">
            <text:p>秀水鄉</text:p>
          </table:table-cell>
          <table:table-cell table:number-columns-repeated="2" table:style-name="ce15" office:value-type="float" office:value="740" calcext:value-type="float">
            <text:p>74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政彰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鹿港鎮頂番里鹿和路360巷及詔安里某旦巷等道路改善工程</text:p>
          </table:table-cell>
          <table:table-cell table:style-name="ce12" office:value-type="string" calcext:value-type="string">
            <text:p>鹿港鎮</text:p>
          </table:table-cell>
          <table:table-cell table:number-columns-repeated="2" table:style-name="ce15" office:value-type="float" office:value="768" calcext:value-type="float">
            <text:p>768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高睦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福興鄉第十八公墓旁道路改善工程</text:p>
          </table:table-cell>
          <table:table-cell table:style-name="ce12" office:value-type="string" calcext:value-type="string">
            <text:p>福興鄉</text:p>
          </table:table-cell>
          <table:table-cell table:number-columns-repeated="2" table:style-name="ce15" office:value-type="float" office:value="854" calcext:value-type="float">
            <text:p>854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成吉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福興鄉福興村彰鹿混凝土場旁及福建路460巷道路排水改善工程</text:p>
          </table:table-cell>
          <table:table-cell table:style-name="ce12" office:value-type="string" calcext:value-type="string">
            <text:p>福興鄉</text:p>
          </table:table-cell>
          <table:table-cell table:number-columns-repeated="2" table:style-name="ce15" office:value-type="float" office:value="2600" calcext:value-type="float">
            <text:p>2,600</text:p>
          </table:table-cell>
          <table:table-cell table:style-name="ce20" office:value-type="string" calcext:value-type="string">
            <text:p>其他公共工程-地方小型工程-設備費及投資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8" office:value-type="string" calcext:value-type="string">
            <text:p>堡隆營造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彰濱線四區出海斜坡修繕工程</text:p>
          </table:table-cell>
          <table:table-cell table:style-name="ce14" office:value-type="string" calcext:value-type="string">
            <text:p>線西鄉</text:p>
          </table:table-cell>
          <table:table-cell table:number-columns-repeated="2" table:style-name="ce16" office:value-type="float" office:value="469" calcext:value-type="float">
            <text:p>469.0 </text:p>
          </table:table-cell>
          <table:table-cell table:style-name="ce20" office:value-type="string" calcext:value-type="string">
            <text:p>漁港工程-港澳及出海路工程</text:p>
          </table:table-cell>
          <table:table-cell table:style-name="ce22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30" office:value-type="string" calcext:value-type="string">
            <text:p>駿泰營造有限公司</text:p>
          </table:table-cell>
          <table:table-cell table:number-columns-repeated="1016"/>
        </table:table-row>
        <table:table-row table:style-name="ro8">
          <table:table-cell table:style-name="ce7" table:number-columns-spanned="2" table:number-rows-spanned="1"/>
          <table:covered-table-cell table:style-name="ce7"/>
          <table:table-cell table:style-name="ce17" table:formula="of:=SUM([.C6:.C128])" office:value-type="float" office:value="182354.03" calcext:value-type="float">
            <text:p><text:s/>182,354 </text:p>
          </table:table-cell>
          <table:table-cell table:style-name="ce17" table:formula="of:=SUM([.D6:.D128])" office:value-type="float" office:value="182354.03" calcext:value-type="float">
            <text:p><text:s/>182,354 </text:p>
          </table:table-cell>
          <table:table-cell table:style-name="ce17" table:number-columns-repeated="4"/>
          <table:table-cell table:number-columns-repeated="1016"/>
        </table:table-row>
        <table:table-row table:style-name="ro9" table:number-rows-repeated="2">
          <table:table-cell table:number-columns-repeated="1024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全真圓新書" svg:font-family="全真圓新書" style:font-family-generic="modern" style:font-pitch="fixed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">
      <number:number number:decimal-places="0" loext:min-decimal-places="0" number:min-integer-digits="1" number:grouping="true"/>
      <number:text> </number:text>
    </number:number-style>
    <number:number-style style:name="N160">
      <number:number number:decimal-places="3" loext:min-decimal-places="3" number:min-integer-digits="1" number:grouping="true"/>
      <number:text> </number:text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1" loext:min-decimal-places="1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/>
      <number:text> </number:text>
    </number:number-style>
    <number:number-style style:name="N16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3P0"/>
    </number:number-style>
    <number:number-style style:name="N164">
      <number:number number:decimal-places="2" loext:min-decimal-places="2" number:min-integer-digits="1"/>
      <number:text> </number:text>
    </number:number-style>
    <number:number-style style:name="N165P0" style:volatile="true">
      <number:number number:decimal-places="2" loext:min-decimal-places="2" number:min-integer-digits="1"/>
    </number:number-style>
    <number:number-style style:name="N165">
      <style:text-properties fo:color="#ff0000"/>
      <number:number number:decimal-places="2" loext:min-decimal-places="2" number:min-integer-digits="1"/>
      <style:map style:condition="value()&gt;=0" style:apply-style-name="N165P0"/>
    </number:number-style>
    <number:number-style style:name="N166P0" style:volatile="true">
      <number:number number:decimal-places="1" loext:min-decimal-places="1" number:min-integer-digits="1"/>
      <number:text> </number:text>
    </number:number-style>
    <number:number-style style:name="N166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7P0"/>
    </number:number-style>
    <number:number-style style:name="N168">
      <number:number number:decimal-places="0" loext:min-decimal-places="0" number:min-integer-digits="0" number:grouping="true" number:display-factor="1000"/>
    </number:number-style>
    <number:number-style style:name="N169">
      <number:number number:decimal-places="0" loext:min-decimal-places="0" number:min-integer-digits="1"/>
      <number:text> </number:text>
    </number:number-style>
    <number:number-style style:name="N170">
      <number:number number:decimal-places="1" loext:min-decimal-places="1" number:min-integer-digits="1" number:grouping="true"/>
    </number:number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  <number:text> </number:text>
    </number:number-style>
    <number:number-style style:name="N173P0" style:volatile="true">
      <number:number number:decimal-places="0" loext:min-decimal-places="0" number:min-integer-digits="1"/>
      <number:text> </number:text>
    </number:number-style>
    <number:number-style style:name="N173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73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100年度考核報表_28_院處空白表_29_" style:display-name="一般_100年度考核報表(院處空白表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Heading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100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cg</meta:initial-creator>
    <meta:creation-date>2014-03-03T11:50:24</meta:creation-date>
    <dc:creator>chcg</dc:creator>
    <dc:date>2014-03-03T11:51:20</dc:date>
    <meta:document-statistic meta:table-count="1" meta:cell-count="999" meta:object-count="8"/>
    <meta:generator>LibreOffice/5.3.4.2$Windows_x86 LibreOffice_project/f82d347ccc0be322489bf7da61d7e4ad13fe2ff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